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Record.writeQ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writeI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writeLong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getProduc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read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read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read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writeByt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getJourn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write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ReadRecord( String journalId , String producerId , long revision , DataInputStream dataIn , int length , NamespaceResolver resolver , NamePathResolver n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dRecord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adRecord.writeBoolea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readFully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cance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dRecord.read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Record.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Record.read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adRecord.write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Record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